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.332cm" table:align="margins" fo:keep-with-next="auto" style:may-break-between-rows="false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332cm" table:align="margins" fo:keep-with-next="auto" style:may-break-between-rows="false"/>
    </style:style>
    <style:style style:name="Tableau4.A" style:family="table-column">
      <style:table-column-properties style:column-width="1.349cm" style:rel-column-width="5102*"/>
    </style:style>
    <style:style style:name="Tableau4.B" style:family="table-column">
      <style:table-column-properties style:column-width="15.983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9pt" style:font-name-asian="Arial1" style:font-size-asian="9pt" style:font-name-complex="Arial1" style:font-size-complex="9pt"/>
    </style:style>
    <style:style style:name="P9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0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fo:keep-together="auto" fo:keep-with-next="auto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fo:keep-together="auto" fo:keep-with-next="auto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fo:keep-together="auto" fo:keep-with-next="auto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 fo:keep-together="auto" fo:keep-with-next="auto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fo:keep-together="auto" fo:keep-with-next="auto"/>
      <style:text-properties style:font-name="Arial" fo:font-size="8pt" style:font-name-asian="Arial1" style:font-size-asian="8pt" style:font-name-complex="Arial1" style:font-size-complex="8pt"/>
    </style:style>
    <style:style style:name="P16" style:family="paragraph" style:parent-style-name="Standard">
      <style:paragraph-properties fo:text-align="start" style:justify-single-word="false" fo:keep-togeth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fo:keep-togeth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.101cm" fo:text-align="justify" style:justify-single-word="false" fo:text-indent="0cm" style:auto-text-indent="false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style:font-name="Arial" fo:font-style="italic" style:font-name-asian="Courier New" style:font-style-asian="italic" style:font-name-complex="Courier New" style:font-style-complex="italic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PCF#%</text:p>
      <text:p text:style-name="P1">%#include decisionNonValide#%</text:p>
      <text:p text:style-name="P2">%=TitreDocument=%</text:p>
      <text:p text:style-name="P3"/>
      <text:p text:style-name="P6">%=DecisionNumero=% %=Nip=%</text:p>
      <text:p text:style-name="P4">%=AyantDroit=%</text:p>
      <text:p text:style-name="P3"/>
      <text:p text:style-name="P4">%=TitreTiers=%</text:p>
      <text:p text:style-name="P3"/>
      <text:p text:style-name="P4">%=Paragraphe1=%</text:p>
      <text:p text:style-name="P3"/>
      <text:p text:style-name="P4">%=Paragraphe2=%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%=PeriodeCalcul=% <text:span text:style-name="T1">%=DatePeriode=%</text:span> %=RemarqueSuite=% <text:span text:style-name="T1">%=DateFinPeriode=%</text:span></text:p>
            <text:p text:style-name="P8">%=TexteMontantPrestation=% <text:span text:style-name="T1">%=MontantPrestation=%</text:span></text:p>
            <text:p text:style-name="P8">%=CompteVersement=%</text:p>
          </table:table-cell>
        </table:table-row>
      </table:table>
      <text:p text:style-name="P5"><text:span text:style-name="T2">%#include </text:span><text:span text:style-name="T3">tableauPerseus</text:span><text:span text:style-name="T2">#%</text:span></text:p>
      <text:p text:style-name="P7">%=PersonneComprises=%</text:p>
      <text:list text:style-name="L1">
        <text:list-item>
          <text:p text:style-name="P20">%=NomPrenom=%</text:p>
        </text:list-item>
      </text:list>
      <text:p text:style-name="P9"/>
      <text:p text:style-name="P10">%=Paragraphe4Debut=% <text:span text:style-name="T4">%=Paragraphe4Souligne=%</text:span> %=Paragraphe4Suite=% <text:span text:style-name="T1">%=Paragraphe4Gras=%</text:span></text:p>
      <text:p text:style-name="P11"/>
      <text:p text:style-name="P12">%=Salutations=%</text:p>
      <text:p text:style-name="P11"/>
      <text:p text:style-name="P13">%#include signatureStandard#%</text:p>
      <text:p text:style-name="P16">%=pushToEnd()=%</text:p>
      <text:p text:style-name="P14">%=Reclamation=%</text:p>
      <text:p text:style-name="P17">%=Texte_Reclamation=%</text:p>
      <text:p text:style-name="P1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%=Copie=%</text:p>
          </table:table-cell>
          <table:table-cell table:style-name="Tableau1.A1" office:value-type="string">
            <text:p text:style-name="P15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5">%=Annexe=%</text:p>
          </table:table-cell>
          <table:table-cell table:style-name="Tableau4.A1" office:value-type="string">
            <text:p text:style-name="P15">%=TexteAnnexe=%</text:p>
          </table:table-cell>
        </table:table-row>
      </table:table>
      <text:p text:style-name="P1"/>
      <text:p text:style-name="P19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2-02-01T09:11:53</dc:date>
    <meta:printed-by>mike</meta:printed-by>
    <meta:print-date>2011-05-06T11:34:43</meta:print-date>
    <meta:editing-cycles>131</meta:editing-cycles>
    <meta:editing-duration>PT9H48M3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5" meta:word-count="39" meta:character-count="600"/>
  </office:meta>
</office:document-meta>
</file>